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/>
    <style:font-face style:name="Lohit Devanagari" svg:font-family="'Lohit Devanagari'"/>
    <style:font-face style:name="aakar" svg:font-family="aakar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BatangChe" svg:font-family="BatangChe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officeooo:paragraph-rsid="00025bc9"/>
    </style:style>
    <style:style style:name="P2" style:family="paragraph" style:parent-style-name="Standard" style:master-page-name="Standard">
      <style:paragraph-properties fo:margin-top="0.106cm" fo:margin-bottom="0.106cm" loext:contextual-spacing="false" style:page-number="auto"/>
    </style:style>
    <style:style style:name="P3" style:family="paragraph" style:parent-style-name="Header">
      <style:paragraph-properties fo:break-before="page"/>
    </style:style>
    <style:style style:name="P4" style:family="paragraph" style:parent-style-name="Heading_20_3" style:list-style-name="WWNum2">
      <style:paragraph-properties fo:text-align="justify" style:justify-single-word="false"/>
      <style:text-properties style:font-name="Cambria" fo:font-size="11pt" style:font-size-asian="11pt" style:font-size-complex="11pt"/>
    </style:style>
    <style:style style:name="P5" style:family="paragraph" style:parent-style-name="Heading_20_3" style:list-style-name="WWNum2">
      <style:paragraph-properties fo:text-align="justify" style:justify-single-word="false"/>
    </style:style>
    <style:style style:name="P6" style:family="paragraph" style:parent-style-name="Footer">
      <style:paragraph-properties fo:margin-left="0cm" fo:margin-right="0.635cm" fo:text-indent="0cm" style:auto-text-indent="false"/>
    </style:style>
    <style:style style:name="P7" style:family="paragraph" style:parent-style-name="No_20_Spacing" style:list-style-name="WWNum3"/>
    <style:style style:name="P8" style:family="paragraph" style:parent-style-name="No_20_Spacing">
      <style:text-properties style:font-name="Cambria"/>
    </style:style>
    <style:style style:name="P9" style:family="paragraph" style:parent-style-name="No_20_Spacing">
      <style:text-properties style:font-name="Cambria" style:font-name-asian="BatangChe" style:font-name-complex="Cambria1"/>
    </style:style>
    <style:style style:name="P10" style:family="paragraph" style:parent-style-name="No_20_Spacing">
      <style:text-properties style:font-name="Cambria" style:text-underline-style="solid" style:text-underline-width="auto" style:text-underline-color="font-color" style:font-name-complex="Cambria1"/>
    </style:style>
    <style:style style:name="P11" style:family="paragraph" style:parent-style-name="No_20_Spacing">
      <style:text-properties style:font-name="Cambria" style:text-underline-style="solid" style:text-underline-width="auto" style:text-underline-color="font-color" fo:font-weight="bold" style:font-weight-asian="bold" style:font-name-complex="Cambria1"/>
    </style:style>
    <style:style style:name="P12" style:family="paragraph" style:parent-style-name="No_20_Spacing">
      <style:text-properties style:font-name="Cambria" style:font-name-complex="Cambria1"/>
    </style:style>
    <style:style style:name="P13" style:family="paragraph" style:parent-style-name="No_20_Spacing">
      <style:text-properties style:font-name="Cambria" fo:language="en" fo:country="IN" style:font-name-complex="Cambria1"/>
    </style:style>
    <style:style style:name="P14" style:family="paragraph" style:parent-style-name="No_20_Spacing" style:list-style-name="WWNum4"/>
    <style:style style:name="P15" style:family="paragraph" style:parent-style-name="No_20_Spacing" style:list-style-name="WWNum9"/>
    <style:style style:name="P16" style:family="paragraph" style:parent-style-name="No_20_Spacing" style:list-style-name="WWNum6">
      <style:paragraph-properties fo:orphans="0" fo:widows="0" fo:hyphenation-ladder-count="no-limit"/>
      <style:text-properties fo:hyphenate="true" fo:hyphenation-remain-char-count="2" fo:hyphenation-push-char-count="2"/>
    </style:style>
    <style:style style:name="P17" style:family="paragraph" style:parent-style-name="No_20_Spacing" style:list-style-name="WWNum8">
      <style:paragraph-properties fo:orphans="0" fo:widows="0" fo:hyphenation-ladder-count="no-limit"/>
      <style:text-properties fo:hyphenate="true" fo:hyphenation-remain-char-count="2" fo:hyphenation-push-char-count="2"/>
    </style:style>
    <style:style style:name="P18" style:family="paragraph" style:parent-style-name="No_20_Spacing" style:list-style-name="WWNum7"/>
    <style:style style:name="P19" style:family="paragraph" style:parent-style-name="No_20_Spacing" style:list-style-name="WWNum7">
      <style:paragraph-properties>
        <style:tab-stops>
          <style:tab-stop style:position="0cm"/>
        </style:tab-stops>
      </style:paragraph-properties>
    </style:style>
    <style:style style:name="P20" style:family="paragraph" style:parent-style-name="No_20_Spacing">
      <style:text-properties fo:color="#000000" style:font-name="Cambria" fo:language="en" fo:country="IN" style:font-name-complex="Cambria1"/>
    </style:style>
    <style:style style:name="P21" style:family="paragraph" style:parent-style-name="No_20_Spacing">
      <style:text-properties fo:color="#ce181e" style:font-name="Cambria" fo:font-weight="bold" style:font-name-asian="BatangChe" style:font-weight-asian="bold" style:font-name-complex="Cambria1"/>
    </style:style>
    <style:style style:name="P22" style:family="paragraph" style:parent-style-name="No_20_Spacing">
      <style:paragraph-properties fo:margin-left="0.635cm" fo:margin-right="0cm" fo:text-indent="0cm" style:auto-text-indent="false"/>
      <style:text-properties style:font-name="Cambria"/>
    </style:style>
    <style:style style:name="T1" style:family="text">
      <style:text-properties style:font-name="Cambria"/>
    </style:style>
    <style:style style:name="T2" style:family="text">
      <style:text-properties style:font-name="Cambria" fo:font-size="11pt" fo:font-weight="bold" style:font-name-asian="Cambria1" style:font-size-asian="11pt" style:font-weight-asian="bold" style:font-name-complex="Cambria1" style:font-size-complex="11pt"/>
    </style:style>
    <style:style style:name="T3" style:family="text">
      <style:text-properties style:font-name="Cambria" fo:font-size="11pt" fo:font-weight="bold" style:font-size-asian="11pt" style:font-weight-asian="bold" style:font-name-complex="Cambria1" style:font-size-complex="11pt"/>
    </style:style>
    <style:style style:name="T4" style:family="text">
      <style:text-properties style:font-name="Cambria" fo:font-size="11pt" style:text-underline-style="none" fo:font-weight="bold" style:font-name-asian="Cambria1" style:font-size-asian="11pt" style:font-weight-asian="bold" style:font-name-complex="Cambria1" style:font-size-complex="11pt"/>
    </style:style>
    <style:style style:name="T5" style:family="text">
      <style:text-properties style:font-name="Cambria" fo:font-size="11pt" style:font-size-asian="11pt" style:font-size-complex="11pt"/>
    </style:style>
    <style:style style:name="T6" style:family="text">
      <style:text-properties style:font-name="Cambria" fo:font-size="11pt" style:font-size-asian="11pt" style:font-name-complex="Cambria1" style:font-size-complex="11pt"/>
    </style:style>
    <style:style style:name="T7" style:family="text">
      <style:text-properties style:font-name="Cambria" fo:font-size="11pt" style:text-underline-style="solid" style:text-underline-width="auto" style:text-underline-color="font-color" style:font-size-asian="11pt" style:font-name-complex="Cambria1" style:font-size-complex="11pt"/>
    </style:style>
    <style:style style:name="T8" style:family="text">
      <style:text-properties style:font-name="Cambria" fo:font-size="14pt" fo:font-weight="bold" style:font-name-asian="Cambria1" style:font-size-asian="14pt" style:font-weight-asian="bold" style:font-name-complex="Cambria1" style:font-size-complex="14pt"/>
    </style:style>
    <style:style style:name="T9" style:family="text">
      <style:text-properties style:font-name="Cambria" style:font-name-complex="Cambria1"/>
    </style:style>
    <style:style style:name="T10" style:family="text">
      <style:text-properties style:font-name="Cambria" style:font-name-complex="Cambria1" style:font-weight-complex="bold"/>
    </style:style>
    <style:style style:name="T11" style:family="text">
      <style:text-properties style:font-name="Cambria" style:font-name-complex="Cambria1" style:font-style-complex="italic"/>
    </style:style>
    <style:style style:name="T12" style:family="text">
      <style:text-properties style:font-name="Cambria" officeooo:rsid="00025bc9" style:font-name-complex="Cambria1"/>
    </style:style>
    <style:style style:name="T13" style:family="text">
      <style:text-properties style:font-name="Cambria" officeooo:rsid="00048e65" style:font-name-complex="Cambria1"/>
    </style:style>
    <style:style style:name="T14" style:family="text">
      <style:text-properties style:font-name="Cambria" fo:font-weight="bold" style:font-weight-asian="bold"/>
    </style:style>
    <style:style style:name="T15" style:family="text">
      <style:text-properties style:font-name="Cambria" fo:font-weight="bold" style:font-weight-asian="bold" style:font-name-complex="Cambria1"/>
    </style:style>
    <style:style style:name="T16" style:family="text">
      <style:text-properties style:font-name="Cambria" fo:font-weight="bold" style:font-weight-asian="bold" style:font-name-complex="Cambria1" style:font-weight-complex="bold"/>
    </style:style>
    <style:style style:name="T17" style:family="text">
      <style:text-properties style:font-name="Cambria" fo:font-weight="bold" style:font-weight-asian="bold" style:text-scale="110%"/>
    </style:style>
    <style:style style:name="T18" style:family="text">
      <style:text-properties style:font-name="Cambria" fo:font-weight="bold" style:font-weight-asian="bold" style:text-scale="115%"/>
    </style:style>
    <style:style style:name="T19" style:family="text">
      <style:text-properties style:font-name="Cambria" fo:font-weight="bold" style:font-weight-asian="bold" style:font-style-complex="italic"/>
    </style:style>
    <style:style style:name="T20" style:family="text">
      <style:text-properties style:font-name="Cambria" fo:font-weight="bold" style:font-name-asian="BatangChe" style:font-weight-asian="bold" style:font-name-complex="Cambria1" style:font-weight-complex="bold"/>
    </style:style>
    <style:style style:name="T21" style:family="text">
      <style:text-properties style:font-name="Cambria" fo:font-weight="bold" fo:background-color="#c1d4e2" loext:char-shading-value="0" style:font-weight-asian="bold" style:font-weight-complex="bold" style:text-scale="115%"/>
    </style:style>
    <style:style style:name="T22" style:family="text">
      <style:text-properties style:font-name="Cambria" fo:font-weight="bold" fo:background-color="#c1d4e2" loext:char-shading-value="0" style:font-weight-asian="bold"/>
    </style:style>
    <style:style style:name="T23" style:family="text">
      <style:text-properties style:font-name="Cambria" fo:font-weight="bold" officeooo:rsid="0002d2fa" fo:background-color="#c1d4e2" loext:char-shading-value="0" style:font-weight-asian="bold"/>
    </style:style>
    <style:style style:name="T24" style:family="text">
      <style:text-properties style:font-name="Cambria" style:text-underline-style="solid" style:text-underline-width="auto" style:text-underline-color="font-color" fo:font-weight="bold" style:font-name-asian="BatangChe" style:font-weight-asian="bold" style:font-name-complex="Cambria1"/>
    </style:style>
    <style:style style:name="T25" style:family="text">
      <style:text-properties style:font-name="Cambria" style:text-underline-style="solid" style:text-underline-width="auto" style:text-underline-color="font-color" fo:font-weight="bold" style:font-weight-asian="bold" style:font-name-complex="Cambria1"/>
    </style:style>
    <style:style style:name="T26" style:family="text">
      <style:text-properties style:font-name="Cambria" style:text-underline-style="solid" style:text-underline-width="auto" style:text-underline-color="font-color" fo:font-weight="bold" style:font-weight-asian="bold" style:font-name-complex="Cambria1" style:font-weight-complex="bold"/>
    </style:style>
    <style:style style:name="T27" style:family="text">
      <style:text-properties style:font-name="Cambria" style:text-underline-style="solid" style:text-underline-width="auto" style:text-underline-color="font-color" fo:font-weight="bold" officeooo:rsid="00025bc9" style:font-weight-asian="bold" style:font-name-complex="Cambria1"/>
    </style:style>
    <style:style style:name="T28" style:family="text">
      <style:text-properties style:font-name="Cambria" style:text-underline-style="solid" style:text-underline-width="auto" style:text-underline-color="font-color" fo:font-weight="bold" style:font-weight-asian="bold" style:font-style-complex="italic"/>
    </style:style>
    <style:style style:name="T29" style:family="text">
      <style:text-properties style:font-name="Cambria" style:font-name-asian="BatangChe" style:font-name-complex="Cambria1"/>
    </style:style>
    <style:style style:name="T30" style:family="text">
      <style:text-properties style:font-name="Cambria" fo:background-color="#ffffff" loext:char-shading-value="0" style:font-name-complex="Arial"/>
    </style:style>
    <style:style style:name="T31" style:family="text">
      <style:text-properties style:font-name="Cambria" style:text-scale="115%"/>
    </style:style>
    <style:style style:name="T32" style:family="text">
      <style:text-properties style:font-name="Cambria" style:font-weight-complex="bold"/>
    </style:style>
    <style:style style:name="T33" style:family="text">
      <style:text-properties style:font-name="Cambria" style:font-weight-complex="bold" style:text-scale="115%"/>
    </style:style>
    <style:style style:name="T34" style:family="text">
      <style:text-properties style:font-name="Cambria" style:font-style-complex="italic" style:font-weight-complex="bold"/>
    </style:style>
    <style:style style:name="T35" style:family="text">
      <style:text-properties style:font-name="Cambria" style:font-style-complex="italic" style:font-weight-complex="bold" style:text-scale="115%"/>
    </style:style>
    <style:style style:name="T36" style:family="text">
      <style:text-properties style:font-name="Cambria" officeooo:rsid="00048e65" style:font-style-complex="italic" style:font-weight-complex="bold"/>
    </style:style>
    <style:style style:name="T37" style:family="text">
      <style:text-properties style:font-name="Cambria" fo:letter-spacing="-0.007cm" fo:font-weight="bold" style:font-weight-asian="bold" style:text-scale="115%"/>
    </style:style>
    <style:style style:name="T38" style:family="text">
      <style:text-properties style:font-name="Cambria" officeooo:rsid="00025bc9"/>
    </style:style>
    <style:style style:name="T39" style:family="text">
      <style:text-properties style:font-name="Cambria" officeooo:rsid="0002d2fa"/>
    </style:style>
    <style:style style:name="T40" style:family="text">
      <style:text-properties style:font-name="Cambria" officeooo:rsid="00048e65"/>
    </style:style>
    <style:style style:name="T41" style:family="text">
      <style:text-properties style:text-position="-15% 100%" style:font-name="Cambria" fo:font-weight="bold" fo:background-color="#c1d4e2" loext:char-shading-value="0" style:font-weight-asian="bold" style:font-weight-complex="bold" style:text-scale="115%"/>
    </style:style>
    <style:style style:name="T42" style:family="text">
      <style:text-properties style:text-position="-15% 100%" style:font-name="Cambria" fo:font-weight="bold" style:font-weight-asian="bold" style:text-scale="110%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GoBack"/><text:span text:style-name="T2"><text:s text:c="46"/></text:span><text:span text:style-name="T8">Mehul Raj</text:span></text:p>
      <text:p text:style-name="P1"><text:span text:style-name="Internet_20_link"><text:span text:style-name="T4">9473228250</text:span></text:span><text:span text:style-name="T5"><text:tab/><text:tab/><text:tab/><text:tab/><text:tab/><text:tab/></text:span></text:p>
      <text:p text:style-name="P1"><text:span text:style-name="Internet_20_link"><text:span text:style-name="T3">mehulsaha@gmail.com</text:span></text:span><text:span text:style-name="T6"> <text:s/><text:tab/></text:span><text:span text:style-name="T3"> <text:s text:c="5"/></text:span></text:p>
      <text:list xml:id="list2312062907" text:style-name="WWNum2">
        <text:list-item>
          <text:list>
            <text:list-item>
              <text:list>
                <text:list-item>
                  <text:h text:style-name="P4" text:outline-level="3"/>
                </text:list-item>
                <text:list-item>
                  <text:h text:style-name="P5" text:outline-level="3"><text:span text:style-name="T7">Professional Summary: <text:s text:c="3"/></text:span></text:h>
                </text:list-item>
              </text:list>
            </text:list-item>
          </text:list>
        </text:list-item>
      </text:list>
      <text:list xml:id="list1473300438" text:style-name="WWNum3">
        <text:list-item>
          <text:p text:style-name="P7"><text:span text:style-name="T1">Having </text:span><text:span text:style-name="T38">1</text:span><text:span text:style-name="T1"> years of experience in IT working on Java / J2ee development </text:span></text:p>
        </text:list-item>
        <text:list-item>
          <text:p text:style-name="P7"><text:span text:style-name="T9">Hands on Experience in Developing Applications using </text:span><text:span text:style-name="T16">JSP</text:span><text:span text:style-name="T9">, </text:span><text:span text:style-name="T16">Servlet</text:span><text:span text:style-name="T9"> and </text:span><text:span text:style-name="T16">JDBC </text:span><text:span text:style-name="T9">on Tomcat</text:span></text:p>
        </text:list-item>
        <text:list-item>
          <text:p text:style-name="P7"><text:span text:style-name="T9">Hands on Experience in ORM Framework (</text:span><text:span text:style-name="T16">Hibernate</text:span><text:span text:style-name="T9"> )</text:span></text:p>
        </text:list-item>
        <text:list-item>
          <text:p text:style-name="P7"><text:span text:style-name="T9">Good working implementation knowledge in </text:span><text:span text:style-name="T16">Google Chart</text:span></text:p>
        </text:list-item>
        <text:list-item>
          <text:p text:style-name="P7"><text:span text:style-name="T9">Hands on Experience in Frameworks : </text:span><text:span text:style-name="T16">Spring </text:span><text:span text:style-name="T9">&amp;</text:span><text:span text:style-name="T16"> Spring Boot</text:span></text:p>
        </text:list-item>
        <text:list-item>
          <text:p text:style-name="P7"><text:span text:style-name="T9">Knowledge on </text:span><text:span text:style-name="T15">Maven</text:span><text:span text:style-name="T9"> build tool.</text:span></text:p>
        </text:list-item>
        <text:list-item>
          <text:p text:style-name="P7"><text:span text:style-name="T9">Worked on Databases using JDBC</text:span><text:span text:style-name="T15">: MySql, Maria DB </text:span><text:span text:style-name="T9">and </text:span><text:span text:style-name="T15">Oracle</text:span><text:span text:style-name="T9">.</text:span></text:p>
        </text:list-item>
        <text:list-item>
          <text:p text:style-name="P7"><text:span text:style-name="T10">Knowledge of Code tracking &amp; Versioning Systems :</text:span><text:span text:style-name="T15"> Log4j, Eclipse, SQL developer, GIT</text:span></text:p>
        </text:list-item>
        <text:list-item>
          <text:p text:style-name="P7"><text:span text:style-name="T9">Good interpersonal skills, critical thinking and decision-making abilities.</text:span></text:p>
        </text:list-item>
        <text:list-item>
          <text:p text:style-name="P7"><text:span text:style-name="T9">Proactive and be able to work independently and within a team</text:span></text:p>
        </text:list-item>
        <text:list-item>
          <text:p text:style-name="P7"><text:span text:style-name="T9">Interested </text:span><text:span text:style-name="T11">hence</text:span><text:span text:style-name="T9"> work towards quickly learning newer technologies</text:span></text:p>
        </text:list-item>
        <text:list-item>
          <text:p text:style-name="P7"><text:span text:style-name="T11">In the hour of need,</text:span><text:span text:style-name="T9"> can work as Individual Contributor </text:span><text:span text:style-name="T15"><text:s/></text:span></text:p>
        </text:list-item>
      </text:list>
      <text:p text:style-name="P9"/>
      <text:p text:style-name="No_20_Spacing"><text:span text:style-name="T24">Educational Qualifications: <text:s text:c="3"/></text:span></text:p>
      <text:list xml:id="list486193061" text:style-name="WWNum4">
        <text:list-item>
          <text:p text:style-name="P14"><text:span text:style-name="T20">B.Tech (CS&amp;E) </text:span><text:span text:style-name="T29">from </text:span><text:span text:style-name="T30">Sagar Institute of Research &amp; Technology(SIRT),Bhopal</text:span></text:p>
        </text:list-item>
      </text:list>
      <text:p text:style-name="P21"/>
      <text:p text:style-name="No_20_Spacing"><text:span text:style-name="T25">Work Experience: <text:s text:c="3"/></text:span></text:p>
      <text:list xml:id="list1212822579" text:style-name="WWNum9">
        <text:list-item>
          <text:p text:style-name="P15"><text:span text:style-name="T9">Software Engineer with Aroha Technologies, Bangalore </text:span><text:span text:style-name="T12">(May 19</text:span><text:span text:style-name="T9"> to till date)</text:span></text:p>
        </text:list-item>
      </text:list>
      <text:p text:style-name="P10"/>
      <text:p text:style-name="No_20_Spacing"><text:span text:style-name="T25">Software Skills: <text:s text:c="3"/></text:span></text:p>
      <text:p text:style-name="No_20_Spacing"><text:span text:style-name="T10">Java Technologies</text:span><text:span text:style-name="T9"> <text:s text:c="15"/><text:tab/>: Core Java, JDBC, Servlet, JSP</text:span></text:p>
      <text:p text:style-name="No_20_Spacing"><text:span text:style-name="T10">Scripting language</text:span><text:span text:style-name="T9"> <text:s text:c="14"/><text:tab/>: JavaScript</text:span></text:p>
      <text:p text:style-name="No_20_Spacing"><text:span text:style-name="T10">Operating system</text:span><text:span text:style-name="T9"> <text:s text:c="16"/><text:tab/>: Window 7,8, 8.1,10,Unix</text:span></text:p>
      <text:p text:style-name="No_20_Spacing"><text:span text:style-name="T10">Database <text:s text:c="3"/></text:span><text:span text:style-name="T9"><text:s text:c="26"/><text:tab/>: Oracle, MySql, Maria</text:span></text:p>
      <text:p text:style-name="No_20_Spacing"><text:span text:style-name="T10">Web Server </text:span><text:span text:style-name="T9"><text:s text:c="27"/><text:tab/>: Tomcat 9.x</text:span></text:p>
      <text:p text:style-name="No_20_Spacing"><text:span text:style-name="T10">Development Environment</text:span><text:span text:style-name="T9"> <text:tab/>: Eclipse, STS</text:span></text:p>
      <text:p text:style-name="No_20_Spacing"><text:span text:style-name="T10">Framework </text:span><text:span text:style-name="T9"><text:s text:c="26"/><text:tab/>: Spring, Hibernate</text:span></text:p>
      <text:p text:style-name="No_20_Spacing"><text:span text:style-name="T9">Programming tools <text:s text:c="21"/>: PostMan</text:span></text:p>
      <text:p text:style-name="No_20_Spacing"><text:span text:style-name="T9">Others<text:tab/><text:tab/><text:tab/><text:tab/>: Google Chart</text:span></text:p>
      <text:p text:style-name="P12"/>
      <text:p text:style-name="No_20_Spacing"><text:span text:style-name="T25">Project Profile:</text:span><text:span text:style-name="T15"><text:tab/></text:span></text:p>
      <text:p text:style-name="No_20_Spacing"><text:span text:style-name="T25">Project #</text:span><text:span text:style-name="T27">1</text:span><text:span text:style-name="T15"><text:tab/><text:tab/><text:tab/><text:tab/></text:span></text:p>
      <text:p text:style-name="No_20_Spacing"><text:span text:style-name="T41">Title<text:tab/><text:tab/>: Accounting Module in Retail POS Software</text:span><text:span text:style-name="T31"> <text:s text:c="6"/></text:span></text:p>
      <text:p text:style-name="No_20_Spacing"><text:span text:style-name="T42">Client</text:span><text:span text:style-name="T17"><text:tab/><text:tab/>: Alberta Payments</text:span></text:p>
      <text:p text:style-name="No_20_Spacing"><text:span text:style-name="T18">Skills<text:tab/><text:tab/>: </text:span><text:span text:style-name="T33">Java Web programming </text:span><text:span text:style-name="T35">using </text:span><text:span text:style-name="T33">Servlets, JSP, MySQL, HTML5,</text:span></text:p>
      <text:p text:style-name="No_20_Spacing"><text:span text:style-name="T33"><text:s text:c="28"/>CSS3 with Bootstrap and JavaScript</text:span></text:p>
      <text:p text:style-name="No_20_Spacing"><text:span text:style-name="T19">Accounting</text:span></text:p>
      <text:p text:style-name="No_20_Spacing"><text:span text:style-name="T19">Module<text:tab/>: </text:span><text:span text:style-name="T34">Specialization in Account Receivable (AR) and Accounts Payable (AP)</text:span></text:p>
      <text:p text:style-name="No_20_Spacing"><text:soft-page-break/><text:span text:style-name="T28">Key features:</text:span><text:span text:style-name="T19"><text:tab/><text:tab/><text:tab/><text:tab/><text:tab/></text:span><text:span text:style-name="T18">Role: Software </text:span><text:span text:style-name="T37">Developer<text:tab/></text:span></text:p>
      <text:list xml:id="list382797155" text:style-name="WWNum6">
        <text:list-item>
          <text:p text:style-name="P16"><text:span text:style-name="T34">Company store executives uploads the bank statements (.</text:span><text:span text:style-name="T32">CSV</text:span><text:span text:style-name="T34">) having the account transactions </text:span></text:p>
        </text:list-item>
        <text:list-item>
          <text:p text:style-name="P16"><text:span text:style-name="T34">Intelligent segregation of accounting items –payments for creditors and credit payments</text:span></text:p>
        </text:list-item>
        <text:list-item>
          <text:p text:style-name="P16"><text:span text:style-name="T34">Dashboard which captures the total account payable and total account receivable </text:span></text:p>
        </text:list-item>
        <text:list-item>
          <text:p text:style-name="P16"><text:span text:style-name="T34">Bank wise classification is also there.</text:span></text:p>
        </text:list-item>
        <text:list-item>
          <text:p text:style-name="P16"><text:span text:style-name="T34">Computation of Profit </text:span><text:span text:style-name="T32">and</text:span><text:span text:style-name="T34"> Loss (P/L) account monthly quarterly </text:span><text:span text:style-name="T32">and</text:span><text:span text:style-name="T34"> yearly basis</text:span></text:p>
        </text:list-item>
        <text:list-item>
          <text:p text:style-name="P16"><text:span text:style-name="T34">Secured access to the system with password protection, OTP generation and mail communication to the store executives.</text:span></text:p>
        </text:list-item>
        <text:list-item>
          <text:p text:style-name="P16"><text:span text:style-name="T34">Report generation – In Excel and PDF format.</text:span></text:p>
        </text:list-item>
        <text:list-item>
          <text:p text:style-name="P16"><text:span text:style-name="T34">Display of the accounting details in pictorial (chart) form using the Google Chart feature.</text:span></text:p>
        </text:list-item>
      </text:list>
      <text:p text:style-name="P22"/>
      <text:p text:style-name="No_20_Spacing"><text:span text:style-name="T26">Responsibilities:</text:span><text:span text:style-name="T16"><text:tab/><text:tab/><text:tab/><text:tab/><text:tab/><text:tab/>Role</text:span><text:span text:style-name="T15">: Software Developer</text:span></text:p>
      <text:list xml:id="list2241817465" text:style-name="WWNum7">
        <text:list-item>
          <text:p text:style-name="P18"><text:span text:style-name="T9">Responsible for writing Controller classes and JSPs.</text:span></text:p>
        </text:list-item>
        <text:list-item>
          <text:p text:style-name="P18"><text:span text:style-name="T9">Responsible for writing service layer components.</text:span></text:p>
        </text:list-item>
        <text:list-item>
          <text:p text:style-name="P19"><text:span text:style-name="T9">Responsible for performance enhancement and code re-factoring. </text:span></text:p>
        </text:list-item>
        <text:list-item>
          <text:p text:style-name="P19"><text:span text:style-name="T9">Responsible for designing the front end UI’s of the application.</text:span></text:p>
        </text:list-item>
      </text:list>
      <text:list xml:id="list105636643874428" text:continue-list="list382797155" text:style-name="WWNum6">
        <text:list-item>
          <text:p text:style-name="P16"><text:span text:style-name="T34">Responsible for client side validations using scripting. </text:span></text:p>
        </text:list-item>
        <text:list-item>
          <text:p text:style-name="P16"><text:span text:style-name="T34">Involved with the DB design and writing the SQL queries.</text:span></text:p>
        </text:list-item>
        <text:list-item>
          <text:p text:style-name="P16"><text:span text:style-name="T34">Was responsible for finding out and integrating the Google Chart features for pictorial data presentation.</text:span></text:p>
        </text:list-item>
        <text:list-item>
          <text:p text:style-name="P16"><text:span text:style-name="T34">Responsible for creating the executable jars and deployment on the Linux server</text:span></text:p>
        </text:list-item>
        <text:list-item>
          <text:p text:style-name="P16"><text:span text:style-name="T34">Additional responsibility, Involved with romping the new team mates on Java technologies.</text:span></text:p>
        </text:list-item>
      </text:list>
      <text:p text:style-name="P11"/>
      <text:p text:style-name="No_20_Spacing"><text:span text:style-name="T25">Project #1</text:span></text:p>
      <text:p text:style-name="No_20_Spacing"><text:span text:style-name="T22">Title<text:tab/>: </text:span><text:span text:style-name="T23">Aroha Drop Box</text:span><text:span text:style-name="T22"><text:tab/> <text:s text:c="8"/></text:span><text:span text:style-name="T14">Client: Internal (Aroha Digital)</text:span></text:p>
      <text:p text:style-name="No_20_Spacing"><text:span text:style-name="T1">Skills<text:tab/>: Java Web programming using S</text:span><text:span text:style-name="T39">pring Boot</text:span><text:span text:style-name="T1">,</text:span><text:span text:style-name="T40">Spring MVC With JSP View</text:span><text:span text:style-name="T1">,</text:span><text:span text:style-name="T39">MySql.</text:span></text:p>
      <text:p text:style-name="P8"/>
      <text:p text:style-name="No_20_Spacing"><text:span text:style-name="T14">Role: Software Developer</text:span></text:p>
      <text:list xml:id="list2364200895" text:style-name="WWNum8">
        <text:list-header>
          <text:p text:style-name="P17"><text:span text:style-name="T34"/></text:p>
        </text:list-header>
      </text:list>
      <text:p text:style-name="P20"/>
      <text:p text:style-name="No_20_Spacing"><text:span text:style-name="T26">Responsibilities:</text:span><text:span text:style-name="T16"><text:tab/><text:tab/><text:tab/><text:tab/><text:tab/><text:tab/>Role</text:span><text:span text:style-name="T15">: Software Developer</text:span></text:p>
      <text:list xml:id="list105635936318766" text:continue-list="list2241817465" text:style-name="WWNum7">
        <text:list-item>
          <text:p text:style-name="P18"><text:span text:style-name="T9">Responsible for writing </text:span><text:span text:style-name="T13">API Using Spring Boot</text:span><text:span text:style-name="T9"> and JSPs </text:span><text:span text:style-name="T13">View</text:span><text:span text:style-name="T9">.</text:span></text:p>
        </text:list-item>
        <text:list-item>
          <text:p text:style-name="P18"><text:span text:style-name="T9">Responsible for writing service layer components.</text:span></text:p>
        </text:list-item>
        <text:list-item>
          <text:p text:style-name="P18"><text:span text:style-name="T9">Responsible for performance enhancement and code re-factoring. </text:span></text:p>
        </text:list-item>
        <text:list-item>
          <text:p text:style-name="P19"><text:span text:style-name="T9">Responsible for designing the front end UI’s of the application.</text:span></text:p>
        </text:list-item>
        <text:list-item>
          <text:p text:style-name="P19"><text:span text:style-name="T9">Responsible for client side validations using scripting. </text:span></text:p>
        </text:list-item>
      </text:list>
      <text:list xml:id="list105636079880582" text:continue-list="list105636643874428" text:style-name="WWNum6">
        <text:list-item>
          <text:p text:style-name="P16"><text:span text:style-name="T34">Involved in creating the executable </text:span><text:span text:style-name="T36">WAR File</text:span><text:span text:style-name="T34"> and was supporting team in deploying</text:span></text:p>
        </text:list-item>
      </text:list>
      <text:list xml:id="list105637620206895" text:continue-list="list105635936318766" text:style-name="WWNum7">
        <text:list-item>
          <text:p text:style-name="P19"><text:span text:style-name="T9">Involved with the DB design and writing the SQL queries.</text:span></text:p>
        </text:list-item>
      </text:list>
      <text:p text:style-name="P13"/>
      <text:p text:style-name="No_20_Spacing"><text:span text:style-name="T25">Personal Profile: <text:s text:c="2"/></text:span></text:p>
      <text:p text:style-name="No_20_Spacing"><text:span text:style-name="T9">Father’s Name<text:tab/><text:tab/>: Ramesh Prasad Gupta</text:span></text:p>
      <text:p text:style-name="No_20_Spacing"><text:soft-page-break/><text:span text:style-name="T9">Date of Birth<text:tab/><text:tab/>: 25/12/1996</text:span></text:p>
      <text:p text:style-name="No_20_Spacing"><text:span text:style-name="T9">Languages Known<text:tab/>: English &amp; Hindi </text:span></text:p>
      <text:p text:style-name="No_20_Spacing"><text:span text:style-name="T9">Contact Info<text:tab/><text:tab/>: 103/60 5th Main, 8th Cross BTM Stage 1, Bangalore 560076</text:span></text:p>
      <text:p text:style-name="No_20_Spacing"><draw:frame draw:style-name="fr1" draw:name="Picture 2" text:anchor-type="char" svg:x="0cm" svg:y="0.014cm" svg:width="0.039cm" svg:height="0.041cm" draw:z-index="0"><draw:image loext:mime-type=""/></draw:frame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/>
    <style:font-face style:name="Lohit Devanagari" svg:font-family="'Lohit Devanagari'"/>
    <style:font-face style:name="aakar" svg:font-family="aakar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BatangChe" svg:font-family="BatangChe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zh" style:country-asian="C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loext:graphic-properties draw:fill="solid" draw:fill-color="#c0c0c0"/>
      <style:paragraph-properties fo:background-color="#c0c0c0" fo:keep-with-next="always">
        <style:tab-stops>
          <style:tab-stop style:position="0cm"/>
        </style:tab-stops>
      </style:paragraph-properties>
      <style:text-properties style:font-name="Verdana" fo:font-family="Verdana" style:font-family-generic="roman" style:font-pitch="variable" fo:font-size="10pt" fo:font-weight="bold" style:font-size-asian="10pt" style:font-weight-asian="bold" style:font-name-complex="Verdana1" style:font-family-complex="Verdana" style:font-family-generic-complex="system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>
        <style:tab-stops>
          <style:tab-stop style:position="0cm"/>
        </style:tab-stops>
      </style:paragraph-properties>
      <style:text-properties style:font-name="Calibri" fo:font-family="Calibri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annotation_20_text" style:display-name="annotation text" style:family="paragraph" style:parent-style-name="Standard" style:default-outline-level="">
      <style:paragraph-properties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Frame_20_contents" style:display-name="Frame contents" style:family="paragraph" style:parent-style-name="Standard" style:default-outline-level="" style:class="extra"/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name-asian="MS Mincho" style:font-family-asian="'MS Mincho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WW8Num2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apple-style-span" style:family="text" style:parent-style-name="WW-Default_20_Paragraph_20_Font"/>
    <style:style style:name="WW8Num1z5" style:family="text"/>
    <style:style style:name="WW8Num8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BatangChe" style:font-family-asian="BatangChe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style:style style:name="WW8Num1z2" style:family="text"/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Body_20_Text_20_Char" style:display-name="Body Text Char" style:family="text">
      <style:text-properties fo:font-size="12pt" style:font-size-asian="12pt" style:font-size-complex="12pt" style:language-complex="ar" style:country-complex="SA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Default_20_Paragraph_20_Font1" style:display-name="Default Paragraph Font1" style:family="text"/>
    <style:style style:name="WW8Num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4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6z4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7" style:family="text"/>
    <style:style style:name="WW8Num2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 fo:background-color="#ffff00"/>
    </style:style>
    <style:style style:name="WW8Num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WW8Num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1" style:family="text"/>
    <style:style style:name="WW8Num1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6" style:family="text"/>
    <style:style style:name="WW8Num12z0" style:family="text">
      <style:text-properties style:font-name="Wingdings" fo:font-family="Wingdings" style:font-family-generic="roman" style:font-pitch="variable" fo:font-size="10pt" fo:font-style="normal" fo:font-weight="normal" style:font-size-asian="10pt" style:font-style-asian="normal" style:font-weight-asian="normal" style:font-name-complex="Wingdings2" style:font-family-complex="Wingdings" style:font-family-generic-complex="system" style:font-pitch-complex="variable" style:font-size-complex="10pt"/>
    </style:style>
    <style:style style:name="WW8Num19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page_20_number" style:display-name="page number" style:family="text" style:parent-style-name="WW-Default_20_Paragraph_20_Font"/>
    <style:style style:name="WW8Num6z1" style:family="text">
      <style:text-properties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3_20_Char" style:display-name="Heading 3 Char" style:family="text">
      <style:text-properties style:font-name="Verdana" fo:font-family="Verdana" style:font-family-generic="roman" style:font-pitch="variable" fo:background-color="#c0c0c0" style:font-name-complex="Verdana1" style:font-family-complex="Verdana" style:font-family-generic-complex="system" style:font-pitch-complex="variable" style:language-complex="ar" style:country-complex="SA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0" style:family="text"/>
    <style:style style:name="WW8Num1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apple-converted-space" style:family="text"/>
    <style:style style:name="WW8Num1z3" style:family="text"/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2z0" style:family="text">
      <style:text-properties style:font-name="Symbol" fo:font-family="Symbol" style:font-family-generic="roman" style:font-pitch="variable" style:font-name-asian="BatangChe" style:font-family-asian="BatangChe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8" style:family="text"/>
    <style:style style:name="WW8Num1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4" style:family="text"/>
    <style:style style:name="WW-Default_20_Paragraph_20_Font" style:display-name="WW-Default Paragraph Font" style:family="text"/>
    <style:style style:name="WW8Num17z0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 style:font-size-complex="10pt"/>
    </style:style>
    <style:style style:name="WW8Num1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4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Comment_20_Text_20_Char" style:display-name="Comment Text Char" style:family="text"/>
    <style:style style:name="WW8Num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Plain_20_Text_20_Char" style:display-name="Plain Text Char" style:family="text">
      <style:text-properties style:font-name="Courier New" fo:font-family="'Courier New'" style:font-family-generic="roman" style:font-pitch="variable" style:font-name-asian="MS Mincho" style:font-family-asian="'MS Mincho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 style:font-size-complex="10pt"/>
    </style:style>
    <style:style style:name="Body_20_Text_20_3_20_Char" style:display-name="Body Text 3 Char" style:family="text">
      <style:text-properties fo:font-size="8pt" style:font-size-asian="8pt" style:font-size-complex="8pt"/>
    </style:style>
    <style:style style:name="WW8Num1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z5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Heading_20_4_20_Char" style:display-name="Heading 4 Char" style:family="tex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language-complex="ar" style:country-complex="SA" style:font-weight-complex="bold"/>
    </style:style>
    <style:style style:name="WW8Num19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mbria" fo:font-family="Cambria" style:font-family-generic="roman" style:font-pitch="variable"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Cambria" fo:font-family="Cambria" style:font-family-generic="roman" style:font-pitch="variable"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 fo:background-color="#ffff00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="Cambria" fo:font-family="Cambria" style:font-family-generic="roman" style:font-pitch="variable" style:font-name-complex="Symbol2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84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break-before="pag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2.54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MP1"/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va Koteswara Rao</dc:title>
    <meta:initial-creator>sys1</meta:initial-creator>
    <meta:editing-cycles>4</meta:editing-cycles>
    <meta:creation-date>2019-09-18T13:19:00</meta:creation-date>
    <dc:date>2019-12-04T10:56:13.256882193</dc:date>
    <meta:editing-duration>PT8M20S</meta:editing-duration>
    <meta:generator>LibreOffice/6.0.7.3$Linux_X86_64 LibreOffice_project/00m0$Build-3</meta:generator>
    <meta:document-statistic meta:table-count="0" meta:image-count="1" meta:object-count="0" meta:page-count="3" meta:paragraph-count="76" meta:word-count="585" meta:character-count="4076" meta:non-whitespace-character-count="3284"/>
    <meta:user-defined meta:name="AppVersion">16.0000</meta:user-defined>
    <meta:user-defined meta:name="Company">Aroha Technologies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33-10.2.0.602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